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000000"/>
    </style:style>
    <style:style style:name="T4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&lt;</text:span><text:span text:style-name="T1">html</text:span><text:span text:style-name="T2">&gt;</text:span><text:line-break/><text:span text:style-name="T2">&lt;</text:span><text:span text:style-name="T1">head</text:span><text:span text:style-name="T2">&gt;</text:span><text:line-break/><text:span text:style-name="T2">&lt;</text:span><text:span text:style-name="T1">script</text:span><text:span text:style-name="T2">&gt;</text:span><text:span text:style-name="T3"><text:line-break/></text:span><text:span text:style-name="T2">function</text:span><text:span text:style-name="T3"> goBack() {<text:line-break/>  window.history.back()<text:line-break/>}<text:line-break/></text:span><text:span text:style-name="T2">&lt;</text:span><text:span text:style-name="T1">/script</text:span><text:span text:style-name="T2">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line-break/><text:span text:style-name="T2">&lt;</text:span><text:span text:style-name="T1">input</text:span><text:span text:style-name="T4"> type</text:span><text:span text:style-name="T2">="button"</text:span><text:span text:style-name="T4"> value</text:span><text:span text:style-name="T2">="Back"</text:span><text:span text:style-name="T4"> onclick</text:span><text:span text:style-name="T2">="goBack()"&gt;</text:span><text:line-break/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4:36:02.322610075</meta:creation-date>
    <dc:date>2019-03-03T14:36:57.947264322</dc:date>
    <meta:editing-duration>PT55S</meta:editing-duration>
    <meta:editing-cycles>1</meta:editing-cycles>
    <meta:document-statistic meta:table-count="0" meta:image-count="0" meta:object-count="0" meta:page-count="1" meta:paragraph-count="1" meta:word-count="17" meta:character-count="166" meta:non-whitespace-character-count="145"/>
    <meta:generator>LibreOffice/6.0.7.3$Linux_X86_64 LibreOffice_project/00m0$Build-3</meta:generator>
  </office:meta>
</office:document-meta>
</file>